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formula="of:=SUM([.B2:.G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irement 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([.$B$2]*[.B3])+([.$C$2]*[.C3])+([.$D$2]*[.D3])+([.$E$2]*[.E3])+([.$F$2]*[.F3])+([.$G$2]*[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ment 2</text:p>
          </table:table-cell>
          <table:table-cell table:number-columns-repeated="6"/>
          <table:table-cell table:formula="of:=([.$B$2]*[.B4])+([.$C$2]*[.C4])+([.$D$2]*[.D4])+([.$E$2]*[.E4])+([.$F$2]*[.F4])+([.$G$2]*[.G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io Verhaeg</meta:initial-creator>
    <meta:creation-date>2019-12-10T18:35:42.366000000</meta:creation-date>
    <meta:generator>LibreOffice/6.3.3.2$Windows_X86_64 LibreOffice_project/a64200df03143b798afd1ec74a12ab50359878ed</meta:generator>
    <dc:date>2019-12-10T20:04:11.938000000</dc:date>
    <dc:creator>Mario Verhaeg</dc:creator>
    <meta:editing-duration>PT1H18M18S</meta:editing-duration>
    <meta:editing-cycles>4</meta:editing-cycles>
    <meta:document-statistic meta:table-count="1" meta:cell-count="26" meta:object-count="0"/>
  </office:meta>
</office:document-meta>
</file>